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41607FC668B009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Table4" style:family="table">
      <style:table-properties style:width="17.903cm" table:align="margins" style:writing-mode="lr-tb"/>
    </style:style>
    <style:style style:name="Table4.A" style:family="table-column">
      <style:table-column-properties style:column-width="17.903cm" style:rel-column-width="65535*"/>
    </style:style>
    <style:style style:name="Table4.A1" style:family="table-cell">
      <style:table-cell-properties fo:padding="0.097cm" fo:border="0.05pt solid #000000"/>
    </style:style>
    <style:style style:name="Table7" style:family="table">
      <style:table-properties style:width="17.903cm" table:align="margins" style:writing-mode="lr-tb"/>
    </style:style>
    <style:style style:name="Table7.A" style:family="table-column">
      <style:table-column-properties style:column-width="17.903cm" style:rel-column-width="65535*"/>
    </style:style>
    <style:style style:name="Table7.A1" style:family="table-cell">
      <style:table-cell-properties fo:padding="0.097cm" fo:border="0.05pt solid #000000"/>
    </style:style>
    <style:style style:name="Table11" style:family="table">
      <style:table-properties style:width="17.903cm" table:align="margins" style:writing-mode="lr-tb"/>
    </style:style>
    <style:style style:name="Table11.A" style:family="table-column">
      <style:table-column-properties style:column-width="17.903cm" style:rel-column-width="65535*"/>
    </style:style>
    <style:style style:name="Table11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7" style:family="paragraph" style:parent-style-name="Table_20_Contents">
      <style:text-properties officeooo:rsid="0008ea8b" officeooo:paragraph-rsid="0008ea8b"/>
    </style:style>
    <style:style style:name="P8" style:family="paragraph" style:parent-style-name="Table_20_Contents">
      <style:text-properties officeooo:paragraph-rsid="0008ea8b"/>
    </style:style>
    <style:style style:name="P9" style:family="paragraph" style:parent-style-name="Table_20_Contents">
      <style:text-properties officeooo:rsid="000ead94" officeooo:paragraph-rsid="000ead94"/>
    </style:style>
    <style:style style:name="P10" style:family="paragraph" style:parent-style-name="Table_20_Contents">
      <style:text-properties officeooo:rsid="000ff712" officeooo:paragraph-rsid="000ff712"/>
    </style:style>
    <style:style style:name="P11" style:family="paragraph" style:parent-style-name="Table_20_Contents">
      <style:text-properties officeooo:rsid="000ff712" officeooo:paragraph-rsid="001117fb"/>
    </style:style>
    <style:style style:name="P12" style:family="paragraph" style:parent-style-name="Table_20_Contents">
      <style:text-properties officeooo:paragraph-rsid="000ff712"/>
    </style:style>
    <style:style style:name="P13" style:family="paragraph" style:parent-style-name="Table_20_Contents">
      <style:text-properties officeooo:rsid="001117fb" officeooo:paragraph-rsid="001117fb"/>
    </style:style>
    <style:style style:name="P14" style:family="paragraph" style:parent-style-name="Table_20_Contents">
      <style:text-properties officeooo:rsid="001305ff" officeooo:paragraph-rsid="001305ff"/>
    </style:style>
    <style:style style:name="P15" style:family="paragraph" style:parent-style-name="Table_20_Contents">
      <style:text-properties officeooo:rsid="0015d350" officeooo:paragraph-rsid="0015d350"/>
    </style:style>
    <style:style style:name="P16" style:family="paragraph" style:parent-style-name="Table_20_Contents">
      <style:text-properties officeooo:rsid="0015d350" officeooo:paragraph-rsid="00170b56"/>
    </style:style>
    <style:style style:name="P17" style:family="paragraph" style:parent-style-name="Table_20_Contents">
      <style:text-properties officeooo:rsid="00176433" officeooo:paragraph-rsid="00176433"/>
    </style:style>
    <style:style style:name="P18" style:family="paragraph" style:parent-style-name="Table_20_Contents">
      <style:text-properties officeooo:rsid="001924e2" officeooo:paragraph-rsid="001924e2"/>
    </style:style>
    <style:style style:name="P19" style:family="paragraph" style:parent-style-name="Table_20_Contents">
      <style:text-properties officeooo:rsid="0019e816" officeooo:paragraph-rsid="0019e816"/>
    </style:style>
    <style:style style:name="P20" style:family="paragraph" style:parent-style-name="Table_20_Contents">
      <style:text-properties officeooo:rsid="001aafe2" officeooo:paragraph-rsid="001aafe2"/>
    </style:style>
    <style:style style:name="P21" style:family="paragraph" style:parent-style-name="Table_20_Contents">
      <style:text-properties officeooo:paragraph-rsid="001aafe2"/>
    </style:style>
    <style:style style:name="P22" style:family="paragraph" style:parent-style-name="Table_20_Contents">
      <style:text-properties officeooo:rsid="001c3026" officeooo:paragraph-rsid="001c3026"/>
    </style:style>
    <style:style style:name="P23" style:family="paragraph" style:parent-style-name="Table_20_Contents">
      <style:text-properties officeooo:rsid="001d88bb" officeooo:paragraph-rsid="001d88bb"/>
    </style:style>
    <style:style style:name="P24" style:family="paragraph" style:parent-style-name="Table_20_Contents">
      <style:text-properties officeooo:paragraph-rsid="001d88bb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ea8b"/>
    </style:style>
    <style:style style:name="T4" style:family="text">
      <style:text-properties officeooo:rsid="000ff712"/>
    </style:style>
    <style:style style:name="T5" style:family="text">
      <style:text-properties officeooo:rsid="001117fb"/>
    </style:style>
    <style:style style:name="T6" style:family="text">
      <style:text-properties officeooo:rsid="00170b56"/>
    </style:style>
    <style:style style:name="T7" style:family="text">
      <style:text-properties officeooo:rsid="001aafe2"/>
    </style:style>
    <style:style style:name="T8" style:family="text">
      <style:text-properties officeooo:rsid="001d88bb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6"><draw:frame draw:style-name="fr1" draw:name="graphics1" text:anchor-type="paragraph" svg:width="17.709cm" svg:height="1.113cm" draw:z-index="0"><draw:image xlink:href="Pictures/100002010000041A0000004241607FC668B00907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Formulario de auto-evaluación</text:p>
            <text:p text:style-name="Header">Sesión 3. Monitorización del sistema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Adrián Jesús Peña Rodríguez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<text:span text:style-name="T3">0</text:span>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</table:table-cell>
        </table:table-row>
      </table:table>
      <text:p text:style-name="Standard"/>
      <text:p text:style-name="P4">b) Cuestionario de conocimientos adquiridos.</text:p>
      <text:p text:style-name="Standard">Mi solución a la <text:span text:style-name="T2">actividad 3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7">a) ¿Cuánto tiempo lleva en marcha el sistema?</text:p>
            <text:p text:style-name="P7">- 15 minutos</text:p>
            <text:p text:style-name="P7">b) ¿Cuántos usuarios hay trabajando?</text:p>
            <text:p text:style-name="P7">- 3 usuarios</text:p>
            <text:p text:style-name="P7">c) ¿Cuál es la carga media del sistema en los últimos 15 minutos?</text:p>
            <text:p text:style-name="P8"><text:span text:style-name="T3">- 0.16</text:span></text:p>
          </table:table-cell>
        </table:table-row>
      </table:table>
      <text:p text:style-name="Standard"/>
      <text:p text:style-name="Standard">Mi solución a la <text:span text:style-name="T2">actividad 3.2</text:span> ha sido:</text:p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9">#!/bin/bash</text:p>
            <text:p text:style-name="P9">x=0</text:p>
            <text:p text:style-name="P9">for ((i = 1; i &lt;= $1; i++));</text:p>
            <text:p text:style-name="P9">do</text:p>
            <text:p text:style-name="P9"><text:tab/>((1+1))</text:p>
            <text:p text:style-name="P9"><text:tab/>sleep 1</text:p>
            <text:p text:style-name="P9"><text:tab/>((x++))</text:p>
            <text:p text:style-name="P9">done</text:p>
            <text:p text:style-name="P9">echo "El valor de la variable es" $x</text:p>
            <text:p text:style-name="P9"/>
            <text:p text:style-name="P9">b.- </text:p>
            <text:p text:style-name="P9">Cuando le damos prioridad(restar) a un proceso podemos apreciar como se le asigna más CPU que antes.</text:p>
            <text:p text:style-name="P9">c.-</text:p>
            <text:p text:style-name="P9">time ./prueba.sh 10</text:p>
            <text:p text:style-name="P9">El valor de la variable es 10</text:p>
            <text:p text:style-name="P9"/>
            <text:p text:style-name="P9">real<text:tab/>0m10.142s</text:p>
            <text:p text:style-name="P9">user<text:tab/>0m0.004s</text:p>
            <text:p text:style-name="P9">sys<text:tab/>0m0.000s</text:p>
          </table:table-cell>
        </table:table-row>
      </table:table>
      <text:p text:style-name="Standard"/>
      <text:p text:style-name="Standard">Mi solución a la <text:span text:style-name="T2">actividad 3.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1"><text:span text:style-name="T5">a.-</text:span></text:p>
            <text:p text:style-name="P11">mpstat</text:p>
            <text:p text:style-name="P10">Linux 4.8.0-32-generic (adriii-virtual-machine) <text:tab/>08/01/17 <text:tab/>_x86_64_(4 CPU)</text:p>
            <text:p text:style-name="P10"/>
            <text:p text:style-name="P10">00:24:58 <text:s text:c="4"/>CPU <text:s text:c="3"/>%usr <text:s text:c="2"/>%nice <text:s text:c="3"/>%sys %iowait <text:s text:c="3"/>%irq <text:s text:c="2"/>%soft <text:s/>%steal <text:s/>%guest <text:s/>%gnice <text:s text:c="2"/>%idle</text:p>
            <text:p text:style-name="P12"><text:span text:style-name="T4">00:24:58 <text:s text:c="4"/>all <text:s text:c="7"/>0,15 <text:s text:c="3"/>0,01 <text:s text:c="7"/>0,20 <text:s text:c="3"/>0,01 <text:s text:c="7"/>0,00 <text:s text:c="3"/>0,01 <text:s text:c="3"/>0,00 <text:s text:c="5"/>0,00 <text:s text:c="6"/>0,00 <text:s text:c="2"/>99,61</text:span></text:p>
            <text:p text:style-name="P10">Vemos que se ha dedicado 0,00% (columna %irq)</text:p>
            <text:p text:style-name="P13">b.-</text:p>
            <text:p text:style-name="P13">Como vemos en la columna soft un 0,01</text:p>
            <text:p text:style-name="P14"><text:soft-page-break/>c.-</text:p>
            <text:p text:style-name="P14">top - 00:27:14 up <text:s/>4:48, <text:s/>1 user, <text:s/>load average: 0,12, 0,09, 0,03</text:p>
            <text:p text:style-name="P14">Tareas: 247 total, <text:s text:c="2"/>1 ejecutar, <text:s/>246 hibernar, <text:s text:c="3"/>0 detener, <text:s text:c="3"/>0 zombie</text:p>
            <text:p text:style-name="P14">%Cpu(s): <text:s/>0,0 usuario, <text:s/>0,3 sist, <text:s/>0,0 adecuado, 99,7 inact, <text:s/>0,0 en espera, <text:s/>0,</text:p>
            <text:p text:style-name="P14">KiB Mem : <text:s/>2028624 total, <text:s text:c="2"/>182712 free, <text:s text:c="2"/>466544 used, <text:s/>1379368 buff/cache</text:p>
            <text:p text:style-name="P14">KiB Swap: <text:s text:c="7"/>0 total, <text:s text:c="7"/>0 free, <text:s text:c="7"/>0 used. <text:s/>1343932 avail Mem </text:p>
            <text:p text:style-name="P14">Como vemos 0 usado y 0 disponible, esto se debe a que esta maquina virtual no tiene memoria de intercambio asignada.</text:p>
          </table:table-cell>
        </table:table-row>
      </table:table>
      <text:p text:style-name="Standard"/>
      <text:p text:style-name="Standard">Mi solución a la <text:span text:style-name="T2">actividad 3.6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5">#!/bin/bash</text:p>
            <text:p text:style-name="P15">vmstat &gt;&gt; moni<text:span text:style-name="T6">t</text:span>.txt</text:p>
            <text:p text:style-name="P16">num_procs =’cat "moni<text:span text:style-name="T6">t</text:span>.txt"|tail -1|tr -s " " " "|cut -d " " -f2`</text:p>
            <text:p text:style-name="P16">num_swap =`cat "moni<text:span text:style-name="T6">t</text:span>.txt"|tail -1|tr -s " " " "|cut -d " " -f17`</text:p>
            <text:p text:style-name="P16">incremento =`cat "moni<text:span text:style-name="T6">t</text:span>.txt"|tail -1|tr -s " " " "|cut -d " " -f9`</text:p>
            <text:p text:style-name="P16">mem_libre =`cat "moni<text:span text:style-name="T6">t</text:span>.txt"|tail -1|tr -s " " " "|cut -d " " -f5`</text:p>
            <text:p text:style-name="P15">echo "Hay " $num_procs " procesos en cola de ejecución"</text:p>
            <text:p text:style-name="P15">echo "Hay " $num_swap " procesos ejecutándose en el área de intercambio"</text:p>
            <text:p text:style-name="P15">if [ $incremento -eq 0 ]</text:p>
            <text:p text:style-name="P15">then</text:p>
            <text:p text:style-name="P15">echo "No hay incremento de procesos pasándose a la memoria de intercambio"</text:p>
            <text:p text:style-name="P15">else</text:p>
            <text:p text:style-name="P15">echo "Se ha incrementado el numero de procesos que van a la memoria de</text:p>
            <text:p text:style-name="P15">intercambio en " $incremento</text:p>
            <text:p text:style-name="P15">fi</text:p>
            <text:p text:style-name="P15">echo "La memoria libre es de " $mem_libre "KB"</text:p>
            <text:p text:style-name="P17">Con este script y el comando watch -n podemos ver el número de procesos en cola, en área de intercambio y la memoria libre.</text:p>
          </table:table-cell>
        </table:table-row>
      </table:table>
      <text:p text:style-name="Standard"/>
      <text:p text:style-name="Standard">Mi solución a la <text:span text:style-name="T2">actividad 3.8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8">a.-</text:p>
            <text:p text:style-name="P18"><text:soft-page-break/>ls -ltu $HOME</text:p>
            <text:p text:style-name="P19">b.-</text:p>
            <text:p text:style-name="P19">ls -ltc $HOME</text:p>
          </table:table-cell>
        </table:table-row>
      </table:table>
      <text:p text:style-name="P5"/>
      <text:p text:style-name="P5"/>
      <text:p text:style-name="Standard">Mi solución a la <text:span text:style-name="T2">actividad 3.9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0">du /usr</text:p>
            <text:p text:style-name="P20">...</text:p>
            <text:p text:style-name="P20">8<text:tab/>/usr/share/system-config-printer/icons</text:p>
            <text:p text:style-name="P20">16<text:tab/>/usr/share/system-config-printer/xml</text:p>
            <text:p text:style-name="P20">1660<text:tab/>/usr/share/system-config-printer</text:p>
            <text:p text:style-name="P20">12<text:tab/>/usr/share/distro-info</text:p>
            <text:p text:style-name="P20">20<text:tab/>/usr/share/ubuntu-drivers-common/detect/__pycache__</text:p>
            <text:p text:style-name="P20">40<text:tab/>/usr/share/ubuntu-drivers-common/detect</text:p>
            <text:p text:style-name="P20">12<text:tab/>/usr/share/ubuntu-drivers-common/quirks</text:p>
            <text:p text:style-name="P20">64<text:tab/>/usr/share/ubuntu-drivers-common</text:p>
            <text:p text:style-name="P20">821780<text:tab/>/usr/share</text:p>
            <text:p text:style-name="P20">3508880<text:tab/>/usr</text:p>
            <text:p text:style-name="P21"><text:span text:style-name="T7">El UML de mi usuario está usando 2636116 bloques en formato “human readable format”</text:span></text:p>
          </table:table-cell>
        </table:table-row>
      </table:table>
      <text:p text:style-name="P5"/>
      <text:p text:style-name="Standard">Mi solución a la <text:span text:style-name="T2">actividad 3.10</text:span> ha sido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2">ln -s archivo.txt ./softLink</text:p>
            <text:p text:style-name="P22">ln archivo.txt hardlink</text:p>
            <text:p text:style-name="P22">ln target_hardLink2.txt hardlink2</text:p>
            <text:p text:style-name="P22">Porque los softlink no cuentan en el contador de enlaces, tan sólo los hardlink, que</text:p>
            <text:p text:style-name="P22">son realmente referencias reales, los softlink tan sólo son al nombre del archivo.</text:p>
          </table:table-cell>
        </table:table-row>
      </table:table>
      <text:p text:style-name="P5"/>
      <text:p text:style-name="Standard">Mi solución a la <text:span text:style-name="T2">actividad 3.12</text:span> ha sido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3">root@adriii-virtual-machine:/home/adriii/Escritorio# mknod disp_bloques b 10 5 </text:p>
            <text:p text:style-name="P23">root@adriii-virtual-machine:/home/adriii/Escritorio# mknod disp_caracteres c 10 5</text:p>
            <text:p text:style-name="P23"><text:soft-page-break/>root@adriii-virtual-machine:/home/adriii/Escritorio# ls -li</text:p>
            <text:p text:style-name="P23">total 16</text:p>
            <text:p text:style-name="P23">1202828 drwxrwxr-x 8 adriii adriii <text:s/>4096 dic 24 00:58 clinvar</text:p>
            <text:p text:style-name="P23">1199781 brw-r--r-- 1 root <text:s text:c="2"/>root <text:s text:c="2"/>10, 5 ene <text:s/>8 12:29 disp_bloques</text:p>
            <text:p text:style-name="P23">1203814 crw-r--r-- 1 root <text:s text:c="2"/>root <text:s text:c="2"/>10, 5 ene <text:s/>8 12:30 disp_caracteres</text:p>
            <text:p text:style-name="P23">1199727 drwxrwxr-x 8 adriii adriii <text:s/>4096 dic 30 16:28 ETSIIT_16-17</text:p>
            <text:p text:style-name="P23">1199917 -rw-rw-r-- 1 adriii adriii <text:s text:c="2"/>142 dic 27 16:04 netbeans-8.2.desktop</text:p>
            <text:p text:style-name="P24"><text:span text:style-name="T8">1203811 -rwxrwxrwx 1 adriii adriii <text:s text:c="2"/>116 ene <text:s/>8 00:21 prueba.sh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er"/>
    <style:style style:name="Título_20_31" style:display-name="Título 31" style:family="paragraph" style:parent-style-name="Header"/>
    <style:style style:name="Título_20_11" style:display-name="Título 11" style:family="paragraph" style:parent-style-name="Header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er"/>
    <style:style style:name="Título_20_51" style:display-name="Título 51" style:family="paragraph" style:parent-style-name="Header"/>
    <style:style style:name="Título_20_71" style:display-name="Título 71" style:family="paragraph" style:parent-style-name="Header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2</meta:editing-cycles>
    <meta:creation-date>2011-10-05T09:46:35.67</meta:creation-date>
    <meta:editing-duration>P1DT9H51M36S</meta:editing-duration>
    <meta:generator>LibreOffice/5.2.2.2$Linux_X86_64 LibreOffice_project/20m0$Build-2</meta:generator>
    <dc:date>2017-01-08T12:31:01.083641775</dc:date>
    <meta:print-date>2011-10-06T10:39:21.37</meta:print-date>
    <meta:document-statistic meta:table-count="14" meta:image-count="1" meta:object-count="0" meta:page-count="6" meta:paragraph-count="108" meta:word-count="714" meta:character-count="4532" meta:non-whitespace-character-count="3776"/>
    <meta:user-defined meta:name="Información 1"/>
    <meta:user-defined meta:name="Información 2"/>
    <meta:user-defined meta:name="Información 3"/>
    <meta:user-defined meta:name="Información 4"/>
  </office:meta>
</office:document-meta>
</file>